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BC45A09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Courier New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95293162284906994" text:style-name="L1">
        <text:list-item>
          <text:p text:style-name="P12">Obtener el apellido de los empleados que tienen el mismo oficio que ‘GIL’.</text:p>
        </text:list-item>
        <text:list-item>
          <text:p text:style-name="P10">Queremos consultar los datos de los empleados que trabajan en las localidades de ‘MADRID’ o ‘BARCELONA’.</text:p>
        </text:list-item>
        <text:list-item>
          <text:p text:style-name="P10">Obtener el apellido de los empleados con el mismo oficio y salario que ‘GIL’.</text:p>
        </text:list-item>
        <text:list-item>
          <text:p text:style-name="P10">Mostrar los empleados (nombre, oficio, salario y fecha de alta) que desempeñen el mismo oficio que "JIMENEZ" o que tengan un salario mayor o igual que "FERNANDEZ".</text:p>
          <text:p text:style-name="P10">Nota: se supone que puede haber mas que un fernandez y un jimenez en la empresa</text:p>
        </text:list-item>
        <text:list-item>
          <text:p text:style-name="P11">Visualizar el número de departamento y la cantidad de empleados del departamento con más empleados.</text:p>
        </text:list-item>
        <text:list-item>
          <text:p text:style-name="P10">Buscar el oficio con el salario medio más bajo.</text:p>
        </text:list-item>
        <text:list-item>
          <text:p text:style-name="P10">¿Qué es incorrecto en esta sentencia?</text:p>
        </text:list-item>
      </text:list>
      <text:p text:style-name="P8">SELECT EMP_NO, APELLIDO</text:p>
      <text:p text:style-name="P8">FROM EMPLE</text:p>
      <text:p text:style-name="P8">WHERE SALARIO = ( SELECT MIN(SALARIO))</text:p>
      <text:p text:style-name="P8"><text:tab/><text:tab/><text:tab/><text:tab/>FROM EMPLE</text:p>
      <text:p text:style-name="P8"><text:tab/><text:tab/><text:tab/><text:tab/>GROUP BY DEPT_NO);</text:p>
      <text:p text:style-name="P9"/>
      <text:list xml:id="list33180263" text:continue-numbering="true" text:style-name="L1">
        <text:list-item>
          <text:p text:style-name="P10"><text:s/>¿Qué ocurre con la siguiente sentencia?</text:p>
        </text:list-item>
      </text:list>
      <text:p text:style-name="P8">SELECT APELLIDO, OFICIO</text:p>
      <text:p text:style-name="P8">FROM EMPLE</text:p>
      <text:p text:style-name="P8">WHERE OFICIO = ( SELECT OFICIO</text:p>
      <text:p text:style-name="P8"><text:tab/><text:tab/><text:tab/>FROM EMPLE</text:p>
      <text:p text:style-name="P8"><text:tab/><text:tab/><text:tab/>WHERE APELLIDO = 'PEREZ');</text:p>
      <text:list xml:id="list33180452" text:continue-numbering="true" text:style-name="L1">
        <text:list-header>
          <text:p text:style-name="P13">¿Qué ocurriría si existiera un oficio con valor nulo?</text:p>
          <text:p text:style-name="P13"/>
        </text:list-header>
        <text:list-item>
          <text:p text:style-name="P10">Mostrar los apellidos de los empleados que no tienen subordinados.</text:p>
        </text:list-item>
        <text:list-item>
          <text:p text:style-name="P10">Mostrar los apellidos de los empleados que tienen subordinados.</text:p>
        </text:list-item>
        <text:list-item>
          <text:p text:style-name="P10">Escribir una consulta para mostrar los códigos de empleado y los apellidos de todos los empleados que trabajen en un departamento con cualquier empleado cuyo apellido contenga una 'U'.</text:p>
        </text:list-item>
        <text:list-item>
          <text:p text:style-name="P10">Modificar la consulta anterior para mostrar los códigos de empleado y los apellidos de todos los empleados que ganan más del salario medio y que trabajen en un departamento con un empleado que tenga una 'U' en su apellido.</text:p>
        </text:list-item>
        <text:list-item>
          <text:p text:style-name="P10">Escribir una consulta para mostrar el apellido, número de departamento y el salario de cualquier empleado cuyo número de departamento <text:s/>y salario coincidan con el número de departamento y salario de cualquier empleado que <text:span text:style-name="T1">ganen comisión</text:span>.</text:p>
        </text:list-item>
        <text:list-item>
          <text:p text:style-name="P10">Escribir una consulta para encontrar todos los empleados que ganan más que el salario medio de<text:span text:style-name="T2"> sus departamentos</text:span>. Mostrar el apellido, el salario y el código del departamento .</text:p>
        </text:list-item>
        <text:list-item>
          <text:p text:style-name="P10">Modificar el ejercicio anterior para visualizar el apellido, el salario, el código del departamento y el salario medio de los sueldos de ese departamento. Ordenar por salario medio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BC45A094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13-01-07T18:19:04.06</meta:creation-date>
    <meta:editing-cycles>10</meta:editing-cycles>
    <meta:editing-duration>PT3H58M34S</meta:editing-duration>
    <meta:initial-creator>B I-I</meta:initial-creator>
    <dc:date>2015-02-09T13:01:17.35</dc:date>
    <dc:creator>Blanca Isasi-Isasmendi</dc:creator>
    <meta:document-statistic meta:table-count="1" meta:image-count="1" meta:object-count="0" meta:page-count="1" meta:paragraph-count="31" meta:word-count="367" meta:character-count="2360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3-01-07T18:19:03.77"/>
  </office:meta>
</office:document-meta>
</file>